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bce4e5" draw:textarea-horizontal-align="justify" draw:textarea-vertical-align="middle" draw:auto-grow-height="false" fo:min-height="4.25cm" fo:min-width="5.9cm"/>
    </style:style>
    <style:style style:name="gr2" style:family="graphic" style:parent-style-name="standard">
      <style:graphic-properties svg:stroke-color="#1c1c1c" draw:fill="none" draw:textarea-horizontal-align="justify" draw:textarea-vertical-align="middle" draw:auto-grow-height="false" fo:min-height="0.75cm" fo:min-width="0.7cm"/>
    </style:style>
    <style:style style:name="gr3" style:family="graphic" style:parent-style-name="standard">
      <style:graphic-properties svg:stroke-color="#1c1c1c" draw:fill="none" draw:textarea-horizontal-align="justify" draw:textarea-vertical-align="middle" draw:auto-grow-height="false" fo:min-height="0.67cm" fo:min-width="0.42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svg:stroke-color="#000000" draw:fill="solid" draw:fill-color="#000000" draw:textarea-horizontal-align="center" draw:textarea-vertical-align="middle" fo:min-height="1.423cm" draw:shadow="hidden"/>
    </style:style>
    <style:style style:name="P1" style:family="paragraph">
      <loext:graphic-properties draw:fill-color="#bce4e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6.4cm" svg:height="4.5cm" svg:x="3.6cm" svg:y="4.3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2cm" svg:height="1cm" svg:x="4.5cm" svg:y="9.336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3cm" svg:height="1.3cm" svg:x="7.1cm" svg:y="9.23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.3cm" svg:height="1.3cm" svg:x="7.1cm" svg:y="10.83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2cm" svg:height="1cm" svg:x="4.5cm" svg:y="10.936cm">
          <text:p text:style-name="P2">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7cm" svg:y1="9.836cm" svg:x2="7.1cm" svg:y2="9.886cm" draw:start-shape="id1" draw:start-glue-point="1" draw:end-shape="id2" draw:end-glue-point="6" svg:d="M5700 9836l1400 50" svg:viewBox="0 0 1401 51">
          <text:p/>
        </draw:connector>
        <draw:connector draw:style-name="gr4" draw:text-style-name="P3" draw:layer="layout" draw:type="line" svg:x1="5.7cm" svg:y1="11.436cm" svg:x2="7.1cm" svg:y2="11.486cm" draw:start-shape="id3" draw:start-glue-point="1" draw:end-shape="id4" draw:end-glue-point="6" svg:d="M5700 11436l1400 50" svg:viewBox="0 0 1401 51">
          <text:p/>
        </draw:connector>
        <draw:custom-shape draw:style-name="gr2" draw:text-style-name="P3" xml:id="id5" draw:id="id5" draw:layer="layout" svg:width="1.2cm" svg:height="1cm" svg:x="4.4cm" svg:y="4.436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.3cm" svg:height="1.3cm" svg:x="4.4cm" svg:y="6.73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.3cm" svg:height="1.3cm" svg:x="6.2cm" svg:y="6.73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2cm" svg:height="1cm" svg:x="6.2cm" svg:y="4.436cm">
          <text:p text:style-name="P2">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cm" svg:y1="5.436cm" svg:x2="5.05cm" svg:y2="6.736cm" draw:start-shape="id5" draw:start-glue-point="2" draw:end-shape="id6" draw:end-glue-point="4" svg:d="M5000 5436l50 1300" svg:viewBox="0 0 51 1301">
          <text:p/>
        </draw:connector>
        <draw:connector draw:style-name="gr4" draw:text-style-name="P3" draw:layer="layout" draw:type="line" svg:x1="6.8cm" svg:y1="5.436cm" svg:x2="6.85cm" svg:y2="6.736cm" draw:start-shape="id7" draw:start-glue-point="2" draw:end-shape="id8" draw:end-glue-point="4" svg:d="M6800 5436l50 1300" svg:viewBox="0 0 51 1301">
          <text:p/>
        </draw:connector>
        <draw:g>
          <draw:path draw:style-name="gr5" draw:text-style-name="P4" draw:layer="layout" svg:width="0.167cm" svg:height="0.459cm" svg:x="3.959cm" svg:y="4.697cm" svg:viewBox="0 0 168 460" svg:d="M103 165v295h-56v-295h-47v-41h47v-38c0-30 7-52 20-66 14-13 34-20 62-20 16 0 29 1 39 4v42c-9-1-17-2-24-2-15 0-25 3-31 11-7 7-10 20-10 39v30h65v41z">
            <text:p/>
          </draw:path>
          <draw:path draw:style-name="gr5" draw:text-style-name="P4" draw:layer="layout" svg:width="0.167cm" svg:height="0.591cm" svg:x="4.167cm" svg:y="4.697cm" svg:viewBox="0 0 168 592" svg:d="M0 295c0-59 9-113 28-161 19-47 48-92 86-134h54c-38 43-67 89-85 137-18 49-27 102-27 159s9 110 27 158 46 94 85 138h-54c-39-42-67-87-86-135-19-47-28-101-28-160z">
            <text:p/>
          </draw:path>
          <draw:path draw:style-name="gr5" draw:text-style-name="P4" draw:layer="layout" svg:width="0.061cm" svg:height="0.148cm" svg:x="5.997cm" svg:y="5.089cm" svg:viewBox="0 0 62 149" svg:d="M62 0v52c0 22-2 40-6 55-3 15-10 29-18 42h-38c19-28 29-55 29-81h-27v-68z">
            <text:p/>
          </draw:path>
          <draw:path draw:style-name="gr5" draw:text-style-name="P4" draw:layer="layout" svg:width="0.167cm" svg:height="0.591cm" svg:x="7.544cm" svg:y="4.697cm" svg:viewBox="0 0 168 592" svg:d="M168 297c0 59-9 113-28 161-18 47-47 92-86 134h-54c39-43 67-89 85-137s27-101 27-159-9-111-27-159-46-94-85-137h54c39 42 68 87 86 135 19 47 28 101 28 160z">
            <text:p/>
          </draw:path>
        </draw:g>
        <draw:custom-shape draw:style-name="gr1" draw:text-style-name="P1" draw:layer="layout" svg:width="6.4cm" svg:height="4.5cm" svg:x="3.8cm" svg:y="16.7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2cm" svg:height="1cm" svg:x="4.7cm" svg:y="22.035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1.3cm" svg:height="1.3cm" svg:x="9.1cm" svg:y="21.93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1.3cm" svg:height="1.3cm" svg:x="9.1cm" svg:y="23.53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2cm" svg:height="1cm" svg:x="6.5cm" svg:y="23.635cm">
          <text:p text:style-name="P2">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9cm" svg:y1="22.535cm" svg:x2="9.1cm" svg:y2="22.585cm" draw:start-shape="id9" draw:start-glue-point="1" draw:end-shape="id10" draw:end-glue-point="6" svg:d="M5900 22535l3200 50" svg:viewBox="0 0 3201 51">
          <text:p/>
        </draw:connector>
        <draw:connector draw:style-name="gr4" draw:text-style-name="P3" draw:layer="layout" draw:type="line" svg:x1="7.7cm" svg:y1="24.135cm" svg:x2="9.1cm" svg:y2="24.185cm" draw:start-shape="id11" draw:start-glue-point="1" draw:end-shape="id12" draw:end-glue-point="6" svg:d="M7700 24135l1400 50" svg:viewBox="0 0 1401 51">
          <text:p/>
        </draw:connector>
        <draw:custom-shape draw:style-name="gr2" draw:text-style-name="P3" xml:id="id13" draw:id="id13" draw:layer="layout" svg:width="1.2cm" svg:height="1cm" svg:x="4.6cm" svg:y="16.836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1.2cm" svg:height="1cm" svg:x="6.4cm" svg:y="16.836cm">
          <text:p text:style-name="P2">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2cm" svg:y1="17.836cm" svg:x2="5.3cm" svg:y2="22.035cm" draw:start-shape="id13" draw:start-glue-point="2" draw:end-shape="id9" draw:end-glue-point="0" svg:d="M5200 17836l100 4199" svg:viewBox="0 0 101 4200">
          <text:p/>
        </draw:connector>
        <draw:connector draw:style-name="gr4" draw:text-style-name="P3" draw:layer="layout" draw:type="line" svg:x1="7cm" svg:y1="17.836cm" svg:x2="7.1cm" svg:y2="23.635cm" draw:start-shape="id14" draw:start-glue-point="2" draw:end-shape="id11" draw:end-glue-point="0" svg:d="M7000 17836l100 5799" svg:viewBox="0 0 101 5800">
          <text:p/>
        </draw:connector>
        <draw:g>
          <draw:path draw:style-name="gr5" draw:text-style-name="P4" draw:layer="layout" svg:width="0.167cm" svg:height="0.459cm" svg:x="4.159cm" svg:y="17.097cm" svg:viewBox="0 0 168 460" svg:d="M103 165v295h-56v-295h-47v-41h47v-38c0-30 7-52 20-66 14-13 34-20 62-20 16 0 29 1 39 4v42c-9-1-17-2-24-2-15 0-25 3-31 11-7 7-10 20-10 39v30h65v41z">
            <text:p/>
          </draw:path>
          <draw:path draw:style-name="gr5" draw:text-style-name="P4" draw:layer="layout" svg:width="0.167cm" svg:height="0.591cm" svg:x="4.367cm" svg:y="17.097cm" svg:viewBox="0 0 168 592" svg:d="M0 295c0-59 9-113 28-161 19-47 48-92 86-134h54c-38 43-67 89-85 137-18 49-27 102-27 159s9 110 27 158 46 94 85 138h-54c-39-42-67-87-86-135-19-47-28-101-28-160z">
            <text:p/>
          </draw:path>
          <draw:path draw:style-name="gr5" draw:text-style-name="P4" draw:layer="layout" svg:width="0.061cm" svg:height="0.148cm" svg:x="6.197cm" svg:y="17.489cm" svg:viewBox="0 0 62 149" svg:d="M62 0v52c0 22-2 40-6 55-3 15-10 29-18 42h-38c19-28 29-55 29-81h-27v-68z">
            <text:p/>
          </draw:path>
          <draw:path draw:style-name="gr5" draw:text-style-name="P4" draw:layer="layout" svg:width="0.167cm" svg:height="0.591cm" svg:x="7.744cm" svg:y="17.097cm" svg:viewBox="0 0 168 592" svg:d="M168 297c0 59-9 113-28 161-18 47-47 92-86 134h-54c39-43 67-89 85-137s27-101 27-159-9-111-27-159-46-94-85-137h54c39 42 68 87 86 135 19 47 28 101 28 160z">
            <text:p/>
          </draw:path>
        </draw:g>
        <draw:custom-shape draw:style-name="gr1" draw:text-style-name="P1" draw:layer="layout" svg:width="6.4cm" svg:height="4.5cm" svg:x="12.6cm" svg:y="16.8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1.2cm" svg:height="1cm" svg:x="13.4cm" svg:y="16.90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1.2cm" svg:height="1cm" svg:x="15.2cm" svg:y="16.901cm">
          <text:p text:style-name="P2">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cm" svg:y1="17.901cm" svg:x2="16.05cm" svg:y2="22.1cm" draw:start-shape="id15" draw:start-glue-point="2" draw:end-shape="id16" draw:end-glue-point="4" svg:d="M14000 17901l2050 4199" svg:viewBox="0 0 2051 4200">
          <text:p/>
        </draw:connector>
        <draw:connector draw:style-name="gr4" draw:text-style-name="P3" draw:layer="layout" draw:type="line" svg:x1="15.8cm" svg:y1="17.901cm" svg:x2="18.35cm" svg:y2="23.7cm" draw:start-shape="id17" draw:start-glue-point="2" draw:end-shape="id18" draw:end-glue-point="4" svg:d="M15800 17901l2550 5799" svg:viewBox="0 0 2551 5800">
          <text:p/>
        </draw:connector>
        <draw:g>
          <draw:path draw:style-name="gr5" draw:text-style-name="P4" draw:layer="layout" svg:width="0.167cm" svg:height="0.459cm" svg:x="12.959cm" svg:y="17.162cm" svg:viewBox="0 0 168 460" svg:d="M103 165v295h-56v-295h-47v-41h47v-38c0-30 7-52 20-66 14-13 34-20 62-20 16 0 29 1 39 4v42c-9-1-17-2-24-2-15 0-25 3-31 11-7 7-10 20-10 39v30h65v41z">
            <text:p/>
          </draw:path>
          <draw:path draw:style-name="gr5" draw:text-style-name="P4" draw:layer="layout" svg:width="0.167cm" svg:height="0.591cm" svg:x="13.167cm" svg:y="17.162cm" svg:viewBox="0 0 168 592" svg:d="M0 295c0-59 9-113 28-161 19-47 48-92 86-134h54c-38 43-67 89-85 137-18 49-27 102-27 159s9 110 27 158 46 94 85 138h-54c-39-42-67-87-86-135-19-47-28-101-28-160z">
            <text:p/>
          </draw:path>
          <draw:path draw:style-name="gr5" draw:text-style-name="P4" draw:layer="layout" svg:width="0.061cm" svg:height="0.148cm" svg:x="14.997cm" svg:y="17.554cm" svg:viewBox="0 0 62 149" svg:d="M62 0v52c0 22-2 40-6 55-3 15-10 29-18 42h-38c19-28 29-55 29-81h-27v-68z">
            <text:p/>
          </draw:path>
          <draw:path draw:style-name="gr5" draw:text-style-name="P4" draw:layer="layout" svg:width="0.167cm" svg:height="0.591cm" svg:x="16.544cm" svg:y="17.162cm" svg:viewBox="0 0 168 592" svg:d="M168 297c0 59-9 113-28 161-18 47-47 92-86 134h-54c39-43 67-89 85-137s27-101 27-159-9-111-27-159-46-94-85-137h54c39 42 68 87 86 135 19 47 28 101 28 160z">
            <text:p/>
          </draw:path>
        </draw:g>
        <draw:custom-shape draw:style-name="gr2" draw:text-style-name="P3" xml:id="id19" draw:id="id19" draw:layer="layout" svg:width="1.2cm" svg:height="1cm" svg:x="12.8cm" svg:y="22.2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1.3cm" svg:height="1.3cm" svg:x="15.4cm" svg:y="22.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1.3cm" svg:height="1.3cm" svg:x="17.7cm" svg:y="23.7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.2cm" svg:height="1cm" svg:x="12.8cm" svg:y="23.8cm">
          <text:p text:style-name="P2">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cm" svg:y1="22.7cm" svg:x2="15.4cm" svg:y2="22.75cm" draw:start-shape="id19" draw:start-glue-point="1" draw:end-shape="id16" draw:end-glue-point="6" svg:d="M14000 22700l1400 50" svg:viewBox="0 0 1401 51">
          <text:p/>
        </draw:connector>
        <draw:connector draw:style-name="gr4" draw:text-style-name="P3" draw:layer="layout" draw:type="line" svg:x1="14cm" svg:y1="24.3cm" svg:x2="17.7cm" svg:y2="24.35cm" draw:start-shape="id20" draw:start-glue-point="1" draw:end-shape="id18" draw:end-glue-point="6" svg:d="M14000 24300l3700 50" svg:viewBox="0 0 37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09:59:55.826609908</meta:creation-date>
    <dc:date>2018-04-14T00:44:29.141140620</dc:date>
    <meta:editing-duration>PT39S</meta:editing-duration>
    <meta:editing-cycles>2</meta:editing-cycles>
    <meta:generator>LibreOffice/6.0.3.2$Linux_X86_64 LibreOffice_project/00m0$Build-2</meta:generator>
    <meta:document-statistic meta:object-count="50"/>
  </office:meta>
</office:document-meta>
</file>